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HTML">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ten by: Boateng Asante, Larry &amp;&amp; Rev. Harry Baker </text:p>
      <text:p text:style-name="Standard">+++++++++++++++++++++++++++++ | SortedLinkedList | +++++++++++++++++++++++++++++ </text:p>
      <text:p text:style-name="Standard"><text:tab/>As per the name, the SortedLinkedList data structure holds a collection of some ordered items. The implementation of this data structure is fairly straightforward, however we found the design and implementation of the structure pretty interesting. First off, we realized that it allows a collection of objects which can be compared to themselves. It has a collection of items which are comparable to themselves (i.e SortedLinkedList&gt;).This means that the type parameter must support comparison with other instances of its own type, via the Comparable interface. (Source: http://stackoverflow.com/questions/8537500/java-the-meaning-of-t-extends-comparablet) While we, in this class, have not explicitly implemented a class or structure using that idea, we found it interesting. Consider this case: "However, that the object versions of the primitives (Integer, Float, Double, Long, Short, Byte, Boolean) do in fact implement the Comparable interface, but they are not Comparable to each other--this has to do with precision issues. You can compare a Float against a Float, but if you try to compare a Float against an Integer, a ClassCastException will be thrown. (Credit to : https://www.cs.umd.edu/users/meesh/420/part1/p11/node38.html)" The above caution shows instances in which comparing objects may throw exceptions. Also, we realized that SortedLinkedList uses the "extends" keyword in specifying the collection type even though Comparable is an interface. We infered that the keyword "extends" can be used to inherit properties from classes as well as interfaces. In it's use, we shall definitely use this method whenever we want to have a collection of types that are comparable to themselves. </text:p>
      <text:p text:style-name="Standard">++++++++++++++++++++++++++++++++ | Sorted List | ++++++++++++++++++++++++++++++++ </text:p>
      <text:p text:style-name="Standard"><text:tab/>The Sorted List interface uses multiple extensions in it's structure and in doing so, we believe, it narrows it's definition down to what could it could be used. We found this as interesting because it saves the programmer a lot of valuable time as they do not have to retype methods which are found in these implemeted interfaces. Also, we thought it gave a clear idea of the properties and uses of the interface since the various interfaces it extends have unique properties. </text:p>
      <text:p text:style-name="Standard">+++++++++++++++++++++++++++++++++ | VerboseSortedList | +++++++++++++++++++++++++++</text:p>
      <text:p text:style-name="Standard"><text:tab/>In this class, one major thing we found interesting was the implementation of methods in the anonymous class returned by the iterator() method. It used an essential design choice win which it delegated the core structure being used to "do all the work" using existing methods from the Java libraries. We learned that there are some very important design decisions we could make to make our code come out as very concise and efficient in maximizing it's 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4T19:02:04</dc:date>
    <dc:creator>Harry Baker</dc:creator>
    <meta:document-statistic meta:table-count="0" meta:image-count="0" meta:object-count="0" meta:page-count="1" meta:paragraph-count="7" meta:word-count="434" meta:character-count="2941" meta:non-whitespace-character-count="2506"/>
    <meta:generator>LibreOffice/3.5$Linux_X86_64 LibreOffice_project/350m1$Build-2</meta:generator>
  </office:meta>
</office:document-meta>
</file>